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MethodBase.processResponseBody( HttpState httpState , HttpConnection http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vMethodBase.getRoo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vMethodBase.DavMethodBas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MethodBase.processStatusLine( HttpState httpState , HttpConnection http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MethodBase.getResponseBodyAs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vMethodBase.getResponseBodyAsMulti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vMethodBase.setRequestBody( Document request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MethodBase.suc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MethodBase.setRequestHeader( 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MethodBase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MethodBase.setRequestBody( XmlSerializable request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vMethodBase.checkSuc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vMethodBase.processMultiStatusBody( MultiStatus multiStatus , HttpState httpState , HttpConnection http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vMethodBase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MethodBase.getResponseExcep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vMethodBase.addRequestHeader( 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